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T1" style:family="text">
      <style:text-properties fo:background-color="#fff200"/>
    </style:style>
    <style:style style:name="T2" style:family="text">
      <style:text-properties fo:background-color="#faa61a"/>
    </style:style>
    <style:style style:name="T3" style:family="text">
      <style:text-properties fo:font-weight="normal" fo:background-color="#f68e76" style:font-weight-asian="normal" style:font-weight-complex="normal"/>
    </style:style>
    <style:style style:name="T4" style:family="text">
      <style:text-properties fo:background-color="#c7a0cb"/>
    </style:style>
    <style:style style:name="T5" style:family="text">
      <style:text-properties fo:font-weight="normal" fo:background-color="#7da7d8" style:font-weight-asian="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473cm" svg:x="1.22cm" svg:y="2.741cm" presentation:class="title" presentation:user-transformed="true">
          <draw:text-box>
            <text:p>Curv and the art of<text:line-break/>Programming Language Design</text:p>
          </draw:text-box>
        </draw:frame>
        <draw:frame presentation:style-name="pr2" draw:text-style-name="P1" draw:layer="layout" svg:width="25.199cm" svg:height="9.134cm" svg:x="1.001cm" svg:y="5.866cm" presentation:class="subtitle" presentation:user-transformed="true">
          <draw:text-box>
            <text:p>Doug Moen</text:p>
            <text:p/>
            <text:p>curv3d.org</text:p>
            <text:p>github.com/curv3d/curv</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In The Beginning</text:p>
          </draw:text-box>
        </draw:frame>
        <draw:frame presentation:style-name="pr5" draw:layer="layout" svg:width="25.199cm" svg:height="9.134cm" svg:x="1.4cm" svg:y="3.685cm" presentation:class="outline">
          <draw:text-box>
            <text:list text:style-name="L2">
              <text:list-item>
                <text:p>Idea: a language for 3D graphics/3D printing,<text:line-break/>inspired by OpenSCAD and ShaderToy.org</text:p>
              </text:list-item>
              <text:list-item>
                <text:p>First github commit: April 2016.<text:line-break/>It was a 4 function calculator.</text:p>
              </text:list-item>
              <text:list-item>
                <text:p>I had no clear plan, just a vision of the end result.</text:p>
              </text:list-item>
              <text:list-item>
                <text:p>So I used TDD to evolve the calculator into Curv.</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By 2019</text:p>
          </draw:text-box>
        </draw:frame>
        <draw:frame presentation:style-name="pr5" draw:layer="layout" svg:width="25.199cm" svg:height="9.134cm" svg:x="1.4cm" svg:y="3.685cm" presentation:class="outline">
          <draw:text-box>
            <text:list text:style-name="L2">
              <text:list-item>
                <text:p>Mar 2019: release 0.4.<text:line-break/>The original 2016 vision is achieved.</text:p>
              </text:list-item>
              <text:list-item>
                <text:p>Jan 2019: StarCON presentation</text:p>
                <text:p><text:a xlink:href="https://www.youtube.com/watch?v=H3Q-Sbxhrj8" xlink:type="simple">https://www.youtube.com/watch?v=H3Q-Sbxhrj8</text:a></text:p>
                <text:p>2:12-6:10 (intro), 6:10-11:48 (live demo)</text:p>
              </text:list-item>
              <text:list-item>
                <text:p>May 2019: KWLUG presentation</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2019 Goals</text:p>
          </draw:text-box>
        </draw:frame>
        <draw:frame presentation:style-name="pr5" draw:layer="layout" svg:width="25.199cm" svg:height="9.134cm" svg:x="1.4cm" svg:y="3.685cm" presentation:class="outline">
          <draw:text-box>
            <text:list text:style-name="L2">
              <text:list-item>
                <text:p>Core language: more expressive &amp; powerful</text:p>
              </text:list-item>
              <text:list-item>
                <text:p>More shape primitives, shape libraries</text:p>
              </text:list-item>
              <text:list-item>
                <text:p>Faster rendering, using new shape reps &amp; GPU compute pipelines</text:p>
              </text:list-item>
              <text:list-item>
                <text:p>Shadertoy parity: animated interactive 3D art</text:p>
              </text:list-item>
              <text:list-item>
                <text:p>Curv running in a web browser</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2019 Challenges</text:p>
          </draw:text-box>
        </draw:frame>
        <draw:frame presentation:style-name="pr5" draw:layer="layout" svg:width="25.199cm" svg:height="10.715cm" svg:x="1.4cm" svg:y="3.685cm" presentation:class="outline" presentation:user-transformed="true">
          <draw:text-box>
            <text:list text:style-name="L2">
              <text:list-item>
                <text:p>Inadequate core language: blocking the graphical goals</text:p>
              </text:list-item>
              <text:list-item>
                <text:p>GPU compiler is crap: wrong design, code is tarpit</text:p>
              </text:list-item>
              <text:list-item>
                <text:p>MacOS + OpenGL: no compute shaders</text:p>
              </text:list-item>
              <text:list-item>
                <text:p>Vulkan: hyper complex, 1000 LOC to render a triangle (on MacOS via MoltenVK). No web version. Nope?</text:p>
              </text:list-item>
              <text:list-item>
                <text:p>No compute shaders on Web (WebGPU???)</text:p>
              </text:list-item>
              <text:list-item>
                <text:p>Early stage WASM exists, but it sucks</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Limits of Incremental Design</text:p>
          </draw:text-box>
        </draw:frame>
        <draw:frame presentation:style-name="pr5" draw:layer="layout" svg:width="25.199cm" svg:height="9.134cm" svg:x="1.4cm" svg:y="3.685cm" presentation:class="outline">
          <draw:text-box>
            <text:list text:style-name="L2">
              <text:list-item>
                <text:p>Tried to proceed by evolving the code, picking low hanging fruit.</text:p>
              </text:list-item>
              <text:list-item>
                <text:p>Significant redesign of core language: more consistent and powerful. But: some churn, due to lack of clear goals + master plan.</text:p>
              </text:list-item>
              <text:list-item>
                <text:p>Some improvement of GPU compiler. But failed to rewrite from scratch via incremental changes.</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A New Approach</text:p>
          </draw:text-box>
        </draw:frame>
        <draw:frame presentation:style-name="pr5" draw:layer="layout" svg:width="25.199cm" svg:height="9.134cm" svg:x="1.4cm" svg:y="3.685cm" presentation:class="outline">
          <draw:text-box>
            <text:list text:style-name="L2">
              <text:list-item>
                <text:p>Time to rethink the project from scratch.</text:p>
              </text:list-item>
              <text:list-item>
                <text:p>Need clear goals. Then, a design bible.</text:p>
              </text:list-item>
              <text:list-item>
                <text:p>Then, a comprehensive top down design.</text:p>
              </text:list-item>
              <text:list-item>
                <text:p>Need to manage complexity (because: language design + optimizing GPU compiler + advanced 3D graphics + research into new shape reps)</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Curv is an Art Project</text:p>
          </draw:text-box>
        </draw:frame>
        <draw:frame presentation:style-name="pr5" draw:layer="layout" svg:width="25.199cm" svg:height="9.134cm" svg:x="1.4cm" svg:y="3.685cm" presentation:class="outline">
          <draw:text-box>
            <text:list text:style-name="L2">
              <text:list-item>
                <text:p>It is a programming language for making art.</text:p>
              </text:list-item>
              <text:list-item>
                <text:p>It is a language for creative coding, for expressing ideas, where the program itself is part of the art.</text:p>
              </text:list-item>
              <text:list-item>
                <text:p>It is my personal art project.</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Advice to aspiring artists</text:p>
          </draw:text-box>
        </draw:frame>
        <draw:frame presentation:style-name="pr5" draw:layer="layout" svg:width="25.199cm" svg:height="9.134cm" svg:x="1.4cm" svg:y="3.685cm" presentation:class="outline" presentation:user-transformed="true">
          <draw:text-box>
            <text:p>What nobody tells people who are beginners — and I really wish someone had told this to me . . . is that <text:span text:style-name="T1">all </text:span><text:span text:style-name="T1">of us who do creative work, we get into it because we </text:span><text:span text:style-name="T1">have good taste.</text:span><text:span text:style-name="T1"><text:line-break/></text:span><text:span text:style-name="T2">But there is this gap. For the first couple years you </text:span><text:span text:style-name="T2">make stuff, and it’s just not that good</text:span>.<text:line-break/>It’s trying to be good, it has potential, but it’s not. But your taste, the thing that got you into the game, is still killer. And <text:span text:style-name="T3">your taste is why your work disappoints </text:span><text:span text:style-name="T3">you</text:span>. A lot of people never get past this phase. They quit. Most people I know who do interesting, creative work went through years of this. We know our work doesn’t have this special thing that we want it to have. We all go through this. And if you are just starting out or you are still in this phase, you gotta know <text:span text:style-name="T4">it’s </text:span><text:span text:style-name="T4">normal and the most important thing you can do is do </text:span><text:span text:style-name="T4">a lot of work</text:span>. Put yourself on a deadline so that every week you will finish one story. It is only by going through a volume of work that you will close that gap, and your work will be as good as your ambitions. And I took longer to figure out how to do this than anyone I’ve ever met.<text:line-break/><text:span text:style-name="T5">It’s gonna take awhile. It’s normal to take awhile.</text:span> You’ve just gotta fight your way through.</text:p>
            <text:p/>
            <text:p>Ira Glass, 2011</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Why Am I Doing This?</text:p>
          </draw:text-box>
        </draw:frame>
        <draw:frame presentation:style-name="pr5" draw:layer="layout" svg:width="25.199cm" svg:height="9.134cm" svg:x="1.4cm" svg:y="3.685cm" presentation:class="outline">
          <draw:text-box>
            <text:list text:style-name="L2">
              <text:list-item>
                <text:p>I have a taste for programming languages. They all suck, even my own. I’m trying to create a language that doesn’t suck.</text:p>
              </text:list-item>
              <text:list-item>
                <text:p><text:span text:style-name="T6">In 2021, </text:span>Curv still sucks. Although I have 860 github stars, and some people recognize its potential.</text:p>
              </text:list-item>
              <text:list-item>
                <text:p>If I work through the current challenges and perservere, I still have a chance to make some extraordinary.</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So now what?</text:p>
          </draw:text-box>
        </draw:frame>
        <draw:frame presentation:style-name="pr5" draw:layer="layout" svg:width="25.199cm" svg:height="9.134cm" svg:x="1.4cm" svg:y="3.685cm" presentation:class="outline">
          <draw:text-box>
            <text:list text:style-name="L2">
              <text:list-item>
                <text:p>Curv is a research project.</text:p>
              </text:list-item>
              <text:list-item>
                <text:p>I learned a lot from the current version.</text:p>
              </text:list-item>
              <text:list-item>
                <text:p>Time to rethink everything from scratch. This will be the 3rd major desig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A 2021 Roadmap</text:p>
          </draw:text-box>
        </draw:frame>
        <draw:frame presentation:style-name="pr5" draw:layer="layout" svg:width="25.199cm" svg:height="9.134cm" svg:x="1.4cm" svg:y="3.685cm" presentation:class="outline">
          <draw:text-box>
            <text:list text:style-name="L3">
              <text:list-item>
                <text:p><text:s/>Language Design Bible – what are the goals?</text:p>
              </text:list-item>
              <text:list-item>
                <text:p><text:s/>New Language Design</text:p>
              </text:list-item>
              <text:list-item>
                <text:p><text:s/>New Compiler</text:p>
              </text:list-item>
              <text:list-item>
                <text:p><text:s/>New Runtime</text:p>
              </text:list-item>
              <text:list-item>
                <text:p><text:s/>Port from OpenGL to WebGPU</text:p>
              </text:list-item>
            </text:list>
            <text:p>Next year, redesign everything else on this foundation.</text:p>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Language Design Process</text:p>
          </draw:text-box>
        </draw:frame>
        <draw:frame presentation:style-name="pr5" draw:layer="layout" svg:width="25.199cm" svg:height="9.134cm" svg:x="1.4cm" svg:y="3.685cm" presentation:class="outline">
          <draw:text-box>
            <text:list text:style-name="L2">
              <text:list-item>
                <text:p>Don’t blindly copy other languages, because they all suck.</text:p>
              </text:list-item>
              <text:list-item>
                <text:p>Instead, fully understand the requirements. Write a Language Design Bible.</text:p>
              </text:list-item>
              <text:list-item>
                <text:p>Then design a language from scratch that meets those requirements.</text:p>
              </text:list-item>
            </text:list>
            <text:p/>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etermining requirements</text:p>
          </draw:text-box>
        </draw:frame>
        <draw:frame presentation:style-name="pr5" draw:layer="layout" svg:width="25.199cm" svg:height="9.134cm" svg:x="1.4cm" svg:y="3.685cm" presentation:class="outline">
          <draw:text-box>
            <text:p text:style-name="P2">Curv is two languages in one:</text:p>
            <text:list text:style-name="L3">
              <text:list-item>
                <text:p text:style-name="P2"><text:s/>A graphics/modelling language</text:p>
              </text:list-item>
              <text:list-item>
                <text:p text:style-name="P2"><text:s/>A library implementation language</text:p>
              </text:list-item>
            </text:list>
            <text:p text:style-name="P2">And these have different, conflicting requirements.</text:p>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The Modelling Language</text:p>
          </draw:text-box>
        </draw:frame>
        <draw:frame presentation:style-name="pr5" draw:layer="layout" svg:width="25.199cm" svg:height="9.134cm" svg:x="1.4cm" svg:y="3.685cm" presentation:class="outline">
          <draw:text-box>
            <text:list text:style-name="L2">
              <text:list-item>
                <text:p>Simple &amp; learnable (fits in your head)</text:p>
              </text:list-item>
              <text:list-item>
                <text:p>Expressive</text:p>
              </text:list-item>
              <text:list-item>
                <text:p>Good feedback (error messages) when things go wrong</text:p>
              </text:list-item>
              <text:list-item>
                <text:p>Live programming (edit program while running)</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Simplicity: Orthogonal, Composable</text:p>
          </draw:text-box>
        </draw:frame>
        <draw:frame presentation:style-name="pr5" draw:layer="layout" svg:width="25.199cm" svg:height="9.134cm" svg:x="1.4cm" svg:y="3.685cm" presentation:class="outline" presentation:user-transformed="true">
          <draw:text-box>
            <text:list text:style-name="L2">
              <text:list-item>
                <text:p>Orthogonal: don’t make me choose between multiple features that are almost the same but subtly different.</text:p>
              </text:list-item>
              <text:list-item>
                <text:p>Composable: everything composes with everything else with no stupid restrictions.</text:p>
              </text:list-item>
              <text:list-item>
                <text:p>A small set of orthogonal, composable features can be highly expressive, without language bloat.</text:p>
              </text:list-item>
              <text:list-item>
                <text:p>A small language is easy to fit in your head.</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Simplicity: Local Reasoning</text:p>
          </draw:text-box>
        </draw:frame>
        <draw:frame presentation:style-name="pr5" draw:layer="layout" svg:width="25.199cm" svg:height="9.134cm" svg:x="1.4cm" svg:y="3.685cm" presentation:class="outline" presentation:user-transformed="true">
          <draw:text-box>
            <text:list text:style-name="L2">
              <text:list-item>
                <text:p>Simple, clear semantics. No “spooky action at a distance”.</text:p>
              </text:list-item>
              <text:list-item>
                <text:p>All things have a hierarchical structure and compositional semantics.</text:p>
              </text:list-item>
              <text:list-item>
                <text:p>To understand a thing, you understand each part, then understand the composition rule that joins the parts.</text:p>
              </text:list-item>
              <text:list-item>
                <text:p>Nonlocal: goto, exception handling, continuations, side effects, shared mutable state, tracing garbage collectors</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The Implementation Language</text:p>
          </draw:text-box>
        </draw:frame>
        <draw:frame presentation:style-name="pr5" draw:layer="layout" svg:width="25.199cm" svg:height="9.134cm" svg:x="1.4cm" svg:y="3.685cm" presentation:class="outline">
          <draw:text-box>
            <text:p>Lets you define library APIs that are:</text:p>
            <text:list text:style-name="L2">
              <text:list-item>
                <text:p>Simple, learnable</text:p>
              </text:list-item>
              <text:list-item>
                <text:p>Expressive</text:p>
              </text:list-item>
              <text:list-item>
                <text:p>Provide good feedback on errors</text:p>
              </text:list-item>
              <text:list-item>
                <text:p>High performance</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quirements Conflict!</text:p>
          </draw:text-box>
        </draw:frame>
        <draw:frame presentation:style-name="pr5" draw:layer="layout" svg:width="25.199cm" svg:height="9.134cm" svg:x="1.4cm" svg:y="3.685cm" presentation:class="outline">
          <draw:text-box>
            <text:p>Modelling language:</text:p>
            <text:list text:style-name="L2">
              <text:list-item>
                <text:p>Simple, zero bureaucracy, dynamically typed</text:p>
              </text:list-item>
            </text:list>
            <text:p>Implementation language:</text:p>
            <text:list text:continue-numbering="true" text:style-name="L2">
              <text:list-item>
                <text:p>More complex, bureaucratic</text:p>
              </text:list-item>
              <text:list-item>
                <text:p>Static types, data abstraction mechanism, GPU programming</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Progressive Disclosure</text:p>
          </draw:text-box>
        </draw:frame>
        <draw:frame presentation:style-name="pr5" draw:layer="layout" svg:width="25.199cm" svg:height="9.134cm" svg:x="1.4cm" svg:y="3.685cm" presentation:class="outline" presentation:user-transformed="true">
          <draw:text-box>
            <text:p>Curv is a tower of self contained subsets,</text:p>
            <text:p>with no complexity leaking from lower levels.</text:p>
            <text:list text:style-name="L3">
              <text:list-item>
                <text:p><text:s/>Declarative modelling language</text:p>
              </text:list-item>
              <text:list-item>
                <text:p><text:s/>Parametric modelling language</text:p>
              </text:list-item>
              <text:list-item>
                <text:p><text:s/>Imperative modelling language</text:p>
              </text:list-item>
              <text:list-item>
                <text:p><text:s/>Library Implementation language</text:p>
              </text:list-item>
              <text:list-item>
                <text:p><text:s/>Metaprogramming goes here, if I get that far...</text:p>
              </text:list-item>
            </text:list>
            <text:p>(Fixes conflict; improves learnability)</text:p>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1. Declarative Modelling Language</text:p>
          </draw:text-box>
        </draw:frame>
        <draw:frame presentation:style-name="pr5" draw:layer="layout" svg:width="25.199cm" svg:height="9.134cm" svg:x="1.4cm" svg:y="3.685cm" presentation:class="outline">
          <draw:text-box>
            <text:list text:style-name="L2">
              <text:list-item>
                <text:p>A data description language, like SVG &amp; JSON</text:p>
              </text:list-item>
              <text:list-item>
                <text:p>Minimal syntax, no bureaucracy|boilerplate. Eg,</text:p>
                <text:list>
                  <text:list-item>
                    <text:p>[1, 2, 3]</text:p>
                  </text:list-item>
                  <text:list-item>
                    <text:p>circle 10</text:p>
                  </text:list-item>
                </text:list>
              </text:list-item>
              <text:list-item>
                <text:p>Simple, declarative semantics</text:p>
              </text:list-item>
              <text:list-item>
                <text:p>Safety: no side effects, no malware</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2. Parametric Modelling Language</text:p>
          </draw:text-box>
        </draw:frame>
        <draw:frame presentation:style-name="pr5" draw:layer="layout" svg:width="25.199cm" svg:height="9.134cm" svg:x="1.4cm" svg:y="3.685cm" presentation:class="outline">
          <draw:text-box>
            <text:list text:style-name="L2">
              <text:list-item>
                <text:p>Adds user-defined variables and functions</text:p>
              </text:list-item>
              <text:list-item>
                <text:p>Permits parametric design:</text:p>
                <text:list>
                  <text:list-item>
                    <text:p>Abstract constants into named parameters.</text:p>
                  </text:list-item>
                  <text:list-item>
                    <text:p>Vary the parameters to vary the design.</text:p>
                  </text:list-item>
                </text:list>
              </text:list-item>
              <text:list-item>
                <text:p>A simple, pure functional language.</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3. Imperative Modelling Language</text:p>
          </draw:text-box>
        </draw:frame>
        <draw:frame presentation:style-name="pr5" draw:layer="layout" svg:width="25.199cm" svg:height="9.134cm" svg:x="1.4cm" svg:y="3.685cm" presentation:class="outline">
          <draw:text-box>
            <text:list text:style-name="L2">
              <text:list-item>
                <text:p>We add mutable local variables, assignment statements, data structure updates, loops.</text:p>
              </text:list-item>
              <text:list-item>
                <text:p>For coding algorithms, imperative code (mutable variables and loops) is easier than recursion &amp; functional style programming. (Lesson from the OpenSCAD community.)</text:p>
              </text:list-item>
            </text:list>
          </draw:text-box>
        </draw:frame>
        <presentation:notes draw:style-name="dp2">
          <draw:page-thumbnail draw:style-name="gr1" draw:layer="layout" svg:width="18.624cm" svg:height="10.476cm" svg:x="1.482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Pure Functional &amp; Imperative</text:p>
          </draw:text-box>
        </draw:frame>
        <draw:frame presentation:style-name="pr5" draw:layer="layout" svg:width="25.199cm" svg:height="9.134cm" svg:x="1.4cm" svg:y="3.685cm" presentation:class="outline">
          <draw:text-box>
            <text:list text:style-name="L2">
              <text:list-item>
                <text:p>All data is represented by immutable values.</text:p>
              </text:list-item>
              <text:list-item>
                <text:p>All operations are represented by pure functions.<text:line-break/>No side effects, all arguments are explicit.</text:p>
              </text:list-item>
              <text:list-item>
                <text:p>All expressions are referentially transparent.</text:p>
              </text:list-item>
              <text:list-item>
                <text:p>Mutable state is represented by variables, not mutable objects.</text:p>
              </text:list-item>
              <text:list-item>
                <text:p>Mutable variables are local, or they are reference parameters.<text:line-break/>All variables are disjoint (no aliasing).</text:p>
              </text:list-item>
              <text:list-item>
                <text:p>There are no mutable global variables.<text:line-break/>There is no shared mutable state.<text:line-break/>Local reasoning: No “spooky action at a distance”.</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4. Library Implementation Language</text:p>
          </draw:text-box>
        </draw:frame>
        <draw:frame presentation:style-name="pr5" draw:layer="layout" svg:width="25.199cm" svg:height="9.134cm" svg:x="1.4cm" svg:y="3.685cm" presentation:class="outline">
          <draw:text-box>
            <text:list text:style-name="L2">
              <text:list-item>
                <text:p>Complexity and bureaucracy is introduced</text:p>
              </text:list-item>
              <text:list-item>
                <text:p>Data abstraction (simpler library APIs)</text:p>
              </text:list-item>
              <text:list-item>
                <text:p>Types, parameter checking (good error msgs)</text:p>
              </text:list-item>
              <text:list-item>
                <text:p>GPU programming (using static types)</text:p>
              </text:list-item>
              <text:list-item>
                <text:p>Typed arrays (efficient huge data structures)</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9</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9</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3-31T20:53:02.350036201</meta:creation-date>
    <dc:date>2021-04-07T14:18:05.055654386</dc:date>
    <meta:editing-duration>PT1H40M12S</meta:editing-duration>
    <meta:editing-cycles>7</meta:editing-cycles>
    <meta:generator>LibreOffice/7.0.5.2$Linux_X86_64 LibreOffice_project/00$Build-2</meta:generator>
    <meta:document-statistic meta:object-count="121"/>
  </office:meta>
</office:document-meta>
</file>